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ckReceive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ckReceiveGenerator.compileOnMessage( String varname , String plink , String operation , String messageExchangeId , QName portType , boolean createInstance , Collection &lt; Correlation &gt; correlation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">
            <text:p text:style-name="Table_20_Contents">8</text:p>
          </table:table-cell>
          <table:table-cell office:value-type="float" office:value="53">
            <text:p text:style-name="Table_20_Contents">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